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Times" svg:font-family="Times"/>
    <style:font-face style:name="Times New Roman" svg:font-family="'Times New Roman'"/>
    <style:font-face style:name="Times New Roman1" svg:font-family="'Times New Roman'"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paragraph-properties fo:text-align="end" style:justify-single-word="false"/>
      <style:text-properties style:font-name="Times New Roman" fo:font-size="12pt"/>
    </style:style>
    <style:style style:name="P3" style:family="paragraph" style:parent-style-name="Standard">
      <style:text-properties style:font-name="Times New Roman" fo:font-size="12pt" fo:font-weight="bold"/>
    </style:style>
    <style:style style:name="P4" style:family="paragraph" style:parent-style-name="Standard">
      <style:text-properties style:font-name="Times New Roman" fo:font-size="12pt" fo:font-weight="bold" style:font-size-asian="12pt" style:font-size-complex="12pt"/>
    </style:style>
    <style:style style:name="P5" style:family="paragraph" style:parent-style-name="Standard">
      <style:text-properties style:font-name="Times New Roman" fo:font-size="12pt" fo:font-weight="bold" officeooo:rsid="002ac0c7" officeooo:paragraph-rsid="002ac0c7" style:font-size-asian="12pt" style:font-size-complex="12pt"/>
    </style:style>
    <style:style style:name="P6" style:family="paragraph" style:parent-style-name="Standard">
      <style:text-properties style:font-name="Times New Roman" fo:font-size="11pt"/>
    </style:style>
    <style:style style:name="P7" style:family="paragraph" style:parent-style-name="Standard">
      <style:text-properties style:font-name="Times New Roman" fo:font-size="11pt" fo:font-weight="bold"/>
    </style:style>
    <style:style style:name="P8" style:family="paragraph" style:parent-style-name="Standard">
      <style:text-properties style:font-name="Times New Roman" fo:font-size="11pt" fo:font-weight="normal" officeooo:rsid="00182175" officeooo:paragraph-rsid="00182175" style:font-size-asian="11pt" style:font-weight-asian="normal" style:font-size-complex="11pt" style:font-weight-complex="normal"/>
    </style:style>
    <style:style style:name="P9" style:family="paragraph" style:parent-style-name="Standard">
      <style:text-properties style:font-name="Times New Roman" fo:font-size="11pt" officeooo:rsid="00274fd3" officeooo:paragraph-rsid="00274fd3"/>
    </style:style>
    <style:style style:name="P10" style:family="paragraph" style:parent-style-name="Standard">
      <style:text-properties style:font-name="Times New Roman" fo:font-size="16pt" fo:font-weight="bold"/>
    </style:style>
    <style:style style:name="P11" style:family="paragraph" style:parent-style-name="Standard">
      <style:text-properties style:font-name="Times New Roman" fo:font-size="14pt" fo:font-weight="bold"/>
    </style:style>
    <style:style style:name="P12" style:family="paragraph" style:parent-style-name="Standard">
      <style:text-properties style:font-name="Times New Roman" fo:font-size="12pt" fo:font-weight="bold" officeooo:paragraph-rsid="002ac0c7"/>
    </style:style>
    <style:style style:name="P13" style:family="paragraph" style:parent-style-name="Standard">
      <style:text-properties style:font-name="Times New Roman" fo:font-size="11pt"/>
    </style:style>
    <style:style style:name="P14" style:family="paragraph" style:parent-style-name="Standard">
      <style:text-properties style:font-name="Times New Roman" fo:font-size="11pt" fo:font-weight="bold" officeooo:paragraph-rsid="00446988"/>
    </style:style>
    <style:style style:name="P15" style:family="paragraph" style:parent-style-name="Standard">
      <style:text-properties style:font-name="Times New Roman" fo:font-size="11pt" fo:font-weight="bold" officeooo:rsid="00499fb1" officeooo:paragraph-rsid="00499fb1" style:font-weight-asian="bold" style:font-weight-complex="bold"/>
    </style:style>
    <style:style style:name="P16" style:family="paragraph" style:parent-style-name="Standard">
      <style:text-properties style:font-name="Times New Roman" fo:font-size="11pt" fo:font-weight="bold" officeooo:rsid="004ad51c" officeooo:paragraph-rsid="004ad51c" style:font-weight-asian="bold" style:font-weight-complex="bold"/>
    </style:style>
    <style:style style:name="P17" style:family="paragraph" style:parent-style-name="Standard">
      <style:text-properties style:font-name="Times New Roman" fo:font-size="11pt" officeooo:paragraph-rsid="0047258c"/>
    </style:style>
    <style:style style:name="P18" style:family="paragraph" style:parent-style-name="Standard">
      <style:text-properties style:font-name="Times New Roman" fo:font-size="11pt" officeooo:paragraph-rsid="00486fc5"/>
    </style:style>
    <style:style style:name="P19" style:family="paragraph" style:parent-style-name="Standard">
      <style:text-properties style:font-name="Times New Roman" fo:font-size="11pt" officeooo:paragraph-rsid="004b252a"/>
    </style:style>
    <style:style style:name="P20" style:family="paragraph" style:parent-style-name="Standard">
      <style:text-properties style:font-name="Times New Roman" fo:font-size="11pt" officeooo:paragraph-rsid="0059702b"/>
    </style:style>
    <style:style style:name="P21" style:family="paragraph" style:parent-style-name="Standard">
      <style:text-properties style:font-name="Times New Roman" fo:font-size="14pt" fo:font-weight="bold"/>
    </style:style>
    <style:style style:name="P22" style:family="paragraph" style:parent-style-name="Standard">
      <style:text-properties style:font-name="Times New Roman" fo:font-size="14pt" fo:font-weight="bold" officeooo:paragraph-rsid="0059702b"/>
    </style:style>
    <style:style style:name="P23" style:family="paragraph" style:parent-style-name="Standard" style:list-style-name="L2">
      <style:text-properties officeooo:paragraph-rsid="003abe1d"/>
    </style:style>
    <style:style style:name="P24" style:family="paragraph" style:parent-style-name="Standard" style:list-style-name="L2">
      <style:text-properties officeooo:paragraph-rsid="003bf5f1"/>
    </style:style>
    <style:style style:name="P25" style:family="paragraph" style:parent-style-name="Standard">
      <style:text-properties fo:color="#222222" style:font-name="Times New Roman" fo:font-size="11pt" fo:letter-spacing="normal" officeooo:rsid="0028cfba" officeooo:paragraph-rsid="0028cfba"/>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officeooo:paragraph-rsid="00446988"/>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officeooo:rsid="00326107" officeooo:paragraph-rsid="00326107"/>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officeooo:rsid="0019fd6f" officeooo:paragraph-rsid="0019fd6f"/>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officeooo:rsid="0043da14" officeooo:paragraph-rsid="0043da14"/>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fo:font-weight="bold" officeooo:paragraph-rsid="00446988"/>
    </style:style>
    <style:style style:name="P32" style:family="paragraph" style:parent-style-name="Standard" style:list-style-name="L1" style:master-page-name="">
      <style:paragraph-properties fo:margin-left="0.5118in" fo:margin-right="0in" fo:text-indent="-0.5118in" style:auto-text-indent="false" style:page-number="auto">
        <style:tab-stops>
          <style:tab-stop style:position="0.1528in"/>
          <style:tab-stop style:position="0.5in"/>
        </style:tab-stops>
      </style:paragraph-properties>
      <style:text-properties style:font-name="Times New Roman" fo:font-size="11pt"/>
    </style:style>
    <style:style style:name="P33" style:family="paragraph" style:parent-style-name="Standard">
      <style:paragraph-properties fo:margin-left="0in" fo:margin-right="0in" fo:text-indent="0in" style:auto-text-indent="false">
        <style:tab-stops>
          <style:tab-stop style:position="0.1528in"/>
          <style:tab-stop style:position="0.5in"/>
        </style:tab-stops>
      </style:paragraph-properties>
      <style:text-properties style:font-name="Times New Roman" fo:font-size="11pt" fo:font-weight="bold" officeooo:paragraph-rsid="00446988"/>
    </style:style>
    <style:style style:name="T1" style:family="text">
      <style:text-properties fo:font-weight="bold"/>
    </style:style>
    <style:style style:name="T2" style:family="text">
      <style:text-properties officeooo:rsid="0018cf78"/>
    </style:style>
    <style:style style:name="T3" style:family="text">
      <style:text-properties officeooo:rsid="001dbf8d"/>
    </style:style>
    <style:style style:name="T4" style:family="text">
      <style:text-properties officeooo:rsid="001f2f0f"/>
    </style:style>
    <style:style style:name="T5" style:family="text">
      <style:text-properties officeooo:rsid="002526dd"/>
    </style:style>
    <style:style style:name="T6" style:family="text">
      <style:text-properties officeooo:rsid="0026b384"/>
    </style:style>
    <style:style style:name="T7" style:family="text">
      <style:text-properties officeooo:rsid="00274fd3"/>
    </style:style>
    <style:style style:name="T8" style:family="text">
      <style:text-properties officeooo:rsid="00288f85"/>
    </style:style>
    <style:style style:name="T9" style:family="text">
      <style:text-properties officeooo:rsid="002a1799"/>
    </style:style>
    <style:style style:name="T10" style:family="text">
      <style:text-properties officeooo:rsid="002b13af"/>
    </style:style>
    <style:style style:name="T11" style:family="text">
      <style:text-properties officeooo:rsid="002d1f94"/>
    </style:style>
    <style:style style:name="T12" style:family="text">
      <style:text-properties style:font-size-asian="12pt" style:font-size-complex="12pt"/>
    </style:style>
    <style:style style:name="T13" style:family="text">
      <style:text-properties officeooo:rsid="002ac0c7" style:font-size-asian="12pt" style:font-size-complex="12pt"/>
    </style:style>
    <style:style style:name="T14" style:family="text">
      <style:text-properties officeooo:rsid="00354a25" style:font-size-asian="12pt" style:font-size-complex="12pt"/>
    </style:style>
    <style:style style:name="T15" style:family="text">
      <style:text-properties officeooo:rsid="00354a25"/>
    </style:style>
    <style:style style:name="T16" style:family="text">
      <style:text-properties style:font-name="Times New Roman1" fo:font-size="11pt" style:font-size-asian="11pt" style:font-size-complex="11pt"/>
    </style:style>
    <style:style style:name="T17" style:family="text">
      <style:text-properties style:font-name="Times New Roman1" fo:font-size="11pt" officeooo:rsid="003abe1d" style:font-size-asian="11pt" style:font-size-complex="11pt"/>
    </style:style>
    <style:style style:name="T18" style:family="text">
      <style:text-properties style:font-name="Times New Roman1" style:font-size-asian="11pt" style:font-size-complex="11pt"/>
    </style:style>
    <style:style style:name="T19" style:family="text">
      <style:text-properties style:font-name="Times New Roman1" officeooo:rsid="0047258c" style:font-size-asian="11pt" style:font-size-complex="11pt"/>
    </style:style>
    <style:style style:name="T20" style:family="text">
      <style:text-properties style:font-name="Times New Roman1" officeooo:rsid="00486fc5" style:font-size-asian="11pt" style:font-size-complex="11pt"/>
    </style:style>
    <style:style style:name="T21" style:family="text">
      <style:text-properties style:font-name="Times New Roman1" officeooo:rsid="004b0839" style:font-size-asian="11pt" style:font-size-complex="11pt"/>
    </style:style>
    <style:style style:name="T22" style:family="text">
      <style:text-properties style:font-name="Times New Roman1" officeooo:rsid="004d16b8" style:font-size-asian="11pt" style:font-size-complex="11pt"/>
    </style:style>
    <style:style style:name="T23" style:family="text">
      <style:text-properties style:font-name="Times New Roman1" officeooo:rsid="00531faa" style:font-size-asian="11pt" style:font-size-complex="11pt"/>
    </style:style>
    <style:style style:name="T24" style:family="text">
      <style:text-properties style:font-name="Times New Roman1" officeooo:rsid="002d1f94" style:font-size-asian="11pt" style:font-size-complex="11pt"/>
    </style:style>
    <style:style style:name="T25" style:family="text">
      <style:text-properties style:font-name="Times New Roman1" fo:font-weight="bold" style:font-size-asian="11pt" style:font-weight-asian="bold" style:font-size-complex="11pt" style:font-weight-complex="bold"/>
    </style:style>
    <style:style style:name="T26" style:family="text">
      <style:text-properties style:font-name="Times New Roman1" fo:font-weight="bold" officeooo:rsid="0047258c" style:font-size-asian="11pt" style:font-weight-asian="bold" style:font-size-complex="11pt" style:font-weight-complex="bold"/>
    </style:style>
    <style:style style:name="T27" style:family="text">
      <style:text-properties style:font-name="Times New Roman1" fo:font-weight="normal" style:font-size-asian="11pt" style:font-weight-asian="normal" style:font-size-complex="11pt" style:font-weight-complex="normal"/>
    </style:style>
    <style:style style:name="T28" style:family="text">
      <style:text-properties style:font-name="Times New Roman1" fo:font-weight="normal" officeooo:rsid="004b0839" style:font-size-asian="11pt" style:font-weight-asian="normal" style:font-size-complex="11pt" style:font-weight-complex="normal"/>
    </style:style>
    <style:style style:name="T29" style:family="text">
      <style:text-properties officeooo:rsid="0042f42e"/>
    </style:style>
    <style:style style:name="T30" style:family="text">
      <style:text-properties fo:font-weight="normal" style:font-weight-asian="normal" style:font-weight-complex="normal"/>
    </style:style>
    <style:style style:name="T31" style:family="text">
      <style:text-properties officeooo:rsid="0044132d"/>
    </style:style>
    <style:style style:name="T32" style:family="text">
      <style:text-properties fo:color="#222222" fo:letter-spacing="normal" fo:font-weight="bold" officeooo:rsid="0047258c" style:font-weight-asian="bold" style:font-weight-complex="bold"/>
    </style:style>
    <style:style style:name="T33" style:family="text">
      <style:text-properties fo:color="#222222" fo:font-size="14pt" fo:letter-spacing="normal" fo:font-weight="bold" officeooo:rsid="0047258c" style:font-size-asian="14pt" style:font-weight-asian="bold" style:font-size-complex="14pt" style:font-weight-complex="bold"/>
    </style:style>
    <style:style style:name="T34" style:family="text">
      <style:text-properties officeooo:rsid="004d16b8"/>
    </style:style>
    <style:style style:name="T35" style:family="text">
      <style:text-properties officeooo:rsid="00531faa"/>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ala Subrahmanyam Varanasi</text:p>
      <text:p text:style-name="P2">Email: <text:a xlink:type="simple" xlink:href="mailto:vabasu@gmail.com" text:style-name="Internet_20_link" text:visited-style-name="Visited_20_Internet_20_Link">vabasu@gmail.com</text:a></text:p>
      <text:p text:style-name="P2">Mobile: +<text:span text:style-name="T5">919819633692</text:span></text:p>
      <text:p text:style-name="P11"/>
      <text:p text:style-name="P11">Summary</text:p>
      <text:p text:style-name="P25">A <text:span text:style-name="T15">Senior </text:span>Software Engineer with <text:span text:style-name="T29">more than five</text:span> years of professional experience <text:span text:style-name="T31">from design and document to implementation</text:span> of various Web and Mobile applications using Python/Django, Ruby on Rails and Android <text:span text:style-name="T31">in a fast-paced deadline oriented environments</text:span>.</text:p>
      <text:p text:style-name="P25"/>
      <text:p text:style-name="P19"><text:span text:style-name="T33">Technical Skills</text:span><text:span text:style-name="T18"><text:line-break/></text:span><text:span text:style-name="T25">Web Frameworks:</text:span><text:span text:style-name="T18"> Django, Ruby on Rails and Flask</text:span></text:p>
      <text:p text:style-name="P17"><text:span text:style-name="T25">Programming Languages:</text:span><text:span text:style-name="T18"> Python, </text:span><text:span text:style-name="T19">Ruby and Java</text:span><text:span text:style-name="T18"><text:line-break/></text:span><text:span text:style-name="T25">Scripting Languages</text:span><text:span text:style-name="T18">: </text:span><text:span text:style-name="T19">Python</text:span><text:span text:style-name="T18">, </text:span><text:span text:style-name="T19">Ruby</text:span><text:span text:style-name="T18"> and </text:span><text:span text:style-name="T19">JavaScript</text:span></text:p>
      <text:p text:style-name="P18"><text:span text:style-name="T26">Databases:</text:span><text:span text:style-name="T19"> MySQL, PostgreSQL and MongoDB</text:span></text:p>
      <text:p text:style-name="P15"><text:span text:style-name="T19">C</text:span><text:span text:style-name="T18">loud Platforms:</text:span><text:span text:style-name="T27"> Amazon AWS and Digital Ocean</text:span></text:p>
      <text:p text:style-name="P16"><text:span text:style-name="T18">CI/CD Tools:</text:span><text:span text:style-name="T27"> </text:span><text:span text:style-name="T28">Jenkins, </text:span><text:span text:style-name="T27">Ansible and Docker</text:span></text:p>
      <text:p text:style-name="P17"><text:span text:style-name="T25">Markup Languages:</text:span><text:span text:style-name="T18"> </text:span><text:span text:style-name="T19">HTML5, </text:span><text:span text:style-name="T18">Markdown </text:span><text:span text:style-name="T19">and </text:span><text:span text:style-name="T18">reStructuredText<text:line-break/></text:span><text:span text:style-name="T25">Operating systems:</text:span><text:span text:style-name="T18"> Ubuntu and Mac OS<text:line-break/></text:span><text:span text:style-name="T25">Mobile Development:</text:span><text:span text:style-name="T18"> Android<text:line-break/></text:span><text:span text:style-name="T25">JavaScript Libraries:</text:span><text:span text:style-name="T18"> jQuery, BackboneJs</text:span><text:span text:style-name="T19"> (Basic)</text:span><text:span text:style-name="T18">, </text:span><text:span text:style-name="T19">KnockoutJS (Basic), </text:span><text:span text:style-name="T20">ReactJS (Basic)</text:span></text:p>
      <text:p text:style-name="P17"><text:span text:style-name="T20"/></text:p>
      <text:p text:style-name="P22">Interests</text:p>
      <text:p text:style-name="P20"><text:span text:style-name="T22">Team Building, Product Development, Digital Media Marketing, </text:span><text:span text:style-name="T20">Web Development, Mobile Development, </text:span><text:span text:style-name="T23">OpenSource Software</text:span><text:span text:style-name="T20"> </text:span><text:span text:style-name="T24">and DevOps</text:span></text:p>
      <text:p text:style-name="P6"/>
      <text:p text:style-name="P11">Experience</text:p>
      <text:p text:style-name="P12"><text:span text:style-name="T14">Senior Software Engineer</text:span><text:span text:style-name="T12"> at </text:span><text:span text:style-name="T13">Glitterbug Technology</text:span><text:span text:style-name="T12">, </text:span><text:span text:style-name="T13">November </text:span><text:span text:style-name="T12">2015 – </text:span><text:span text:style-name="T13">Present</text:span></text:p>
      <text:list xml:id="list4537812099517083187" text:style-name="L2">
        <text:list-item>
          <text:p text:style-name="P23"><text:span text:style-name="T16">Build scalable software through architecture discussions with the leadership</text:span></text:p>
        </text:list-item>
        <text:list-item>
          <text:p text:style-name="P23"><text:span text:style-name="T16">Participate with other teams, to provide solutions for our customers</text:span></text:p>
        </text:list-item>
        <text:list-item>
          <text:p text:style-name="P23"><text:span text:style-name="T16">Manage Sprint/Development cycle for the development team and manage team during the cycle</text:span></text:p>
        </text:list-item>
        <text:list-item>
          <text:p text:style-name="P23"><text:span text:style-name="T16">Determine complexity level of a story in a Sprint/Development cycle</text:span></text:p>
        </text:list-item>
        <text:list-item>
          <text:p text:style-name="P23"><text:span text:style-name="T16">Communicate with leadership on current project status</text:span></text:p>
        </text:list-item>
        <text:list-item>
          <text:p text:style-name="P23"><text:span text:style-name="T16">Error prevention and error detection possible</text:span></text:p>
        </text:list-item>
        <text:list-item>
          <text:p text:style-name="P24"><text:span text:style-name="T16">Continuous integration</text:span></text:p>
        </text:list-item>
        <text:list-item>
          <text:p text:style-name="P23"><text:span text:style-name="T16">Test-driven development</text:span></text:p>
        </text:list-item>
        <text:list-item>
          <text:p text:style-name="P23"><text:span text:style-name="T16">Roundup or Trac</text:span><text:span text:style-name="T17">k</text:span><text:span text:style-name="T16"> for bug tracking and project management</text:span></text:p>
        </text:list-item>
      </text:list>
      <text:p text:style-name="P5"/>
      <text:p text:style-name="P4">Software Engineer at TinyOwl Technology, April 2015 – <text:span text:style-name="T9">November 2015</text:span></text:p>
      <text:p text:style-name="P8"><text:span text:style-name="T10">Responsible for developing and maintaining micro service app</text:span>lication<text:span text:style-name="T4">s using Ruby On Rails, MongoDB, PostgreSQL, Redis, AWS and etc…</text:span></text:p>
      <text:p text:style-name="P11"/>
      <text:p text:style-name="P3">Founder at Firebolt Labs, Aug 2014 – <text:span text:style-name="T2">April 2015</text:span></text:p>
      <text:p text:style-name="P6">Head<text:span text:style-name="T3">ed</text:span> the day-to-day-operations, as well as <text:span text:style-name="T3">handled</text:span> the company’s product and consulting projects.</text:p>
      <text:p text:style-name="P6"/>
      <text:p text:style-name="P3">Software Develop<text:span text:style-name="T6">er </text:span>at Crypsis Technologies, Sept 2013 - July 2014</text:p>
      <text:p text:style-name="P6"><text:span text:style-name="T8">Responsible for</text:span> the development of web and mobile apps using various technologies like Ruby on Rails,</text:p>
      <text:p text:style-name="P6">Android and NodeJS.</text:p>
      <text:p text:style-name="P6"/>
      <text:p text:style-name="P3">Intern and Software Developer at Agiliq Info Solutions, Dec 2011 – Aug 2013</text:p>
      <text:p text:style-name="P6">Worked with several clients across the globe on various projects and helped them in building various web and mobile apps using Python/Django and Android.</text:p>
      <text:p text:style-name="P6"/>
      <text:p text:style-name="P11"><text:soft-page-break/>Projects</text:p>
      <text:p text:style-name="P6"><text:span text:style-name="T1"/></text:p>
      <text:p text:style-name="P6"><text:span text:style-name="T1">Django Applications</text:span></text:p>
      <text:list xml:id="list170844591408650" text:style-name="L1">
        <text:list-item>
          <text:p text:style-name="P28"><text:a xlink:type="simple" xlink:href="https://www.coverfox.com/" text:style-name="Internet_20_link" text:visited-style-name="Visited_20_Internet_20_Link">CoverFox Insurance</text:a>, an online insurance destination. </text:p>
        </text:list-item>
        <text:list-item>
          <text:p text:style-name="P26"><text:a xlink:type="simple" xlink:href="https://sufo.org/" text:style-name="Internet_20_link" text:visited-style-name="Visited_20_Internet_20_Link">Sufo</text:a>, an Educational Video site for Physicians.</text:p>
        </text:list-item>
        <text:list-item>
          <text:p text:style-name="P26">Feature Developments in <text:a xlink:type="simple" xlink:href="http://www.suggestar.com/" text:style-name="Internet_20_link" text:visited-style-name="Visited_20_Internet_20_Link">Suggestar</text:a>.</text:p>
        </text:list-item>
        <text:list-item>
          <text:p text:style-name="P32">Customized the Django Admin CMS for <text:a xlink:type="simple" xlink:href="http://www.cinesport.com/" text:style-name="Internet_20_link" text:visited-style-name="Visited_20_Internet_20_Link">CineSport</text:a>, an innovative web video syndication company.</text:p>
        </text:list-item>
        <text:list-item>
          <text:p text:style-name="P26">Feature Development in <text:a xlink:type="simple" xlink:href="http://www.traveldojo.com/" text:style-name="Internet_20_link" text:visited-style-name="Visited_20_Internet_20_Link">TravelDojo</text:a>, a company to create travel guides to the Southeast Asia region.</text:p>
        </text:list-item>
        <text:list-item>
          <text:p text:style-name="P26">Testing and Bugfixes <text:a xlink:type="simple" xlink:href="https://www.occasiohealth.org/" text:style-name="Internet_20_link" text:visited-style-name="Visited_20_Internet_20_Link">Ocassio Health Strategies</text:a>.</text:p>
        </text:list-item>
        <text:list-item>
          <text:p text:style-name="P26">Seeded <text:a xlink:type="simple" xlink:href="http://hyderabadwiki.com/" text:style-name="Internet_20_link" text:visited-style-name="Visited_20_Internet_20_Link">HyderabadWiki</text:a> with Wikipedia dump in LocalWiki Format.</text:p>
        </text:list-item>
        <text:list-item>
          <text:p text:style-name="P26"><text:a xlink:type="simple" xlink:href="https://github.com/Balu-Varanasi/The_Xaming_Arena" text:style-name="Internet_20_link" text:visited-style-name="Visited_20_Internet_20_Link">The Xaming Arena</text:a>, a simple Online Examination system using Django framework.</text:p>
        </text:list-item>
      </text:list>
      <text:p text:style-name="P7"/>
      <text:p text:style-name="P7">Ruby on Rails Applications</text:p>
      <text:list xml:id="list170844812566667" text:style-name="L1">
        <text:list-item>
          <text:p text:style-name="P29"><text:a xlink:type="simple" xlink:href="http://tinyowl.com/" text:style-name="Internet_20_link" text:visited-style-name="Visited_20_Internet_20_Link">TinyOwl</text:a>, a food ordering application.</text:p>
        </text:list-item>
        <text:list-item>
          <text:p text:style-name="P26">Mr Delicious, an online food delivery system.</text:p>
        </text:list-item>
        <text:list-item>
          <text:p text:style-name="P26"><text:a xlink:type="simple" xlink:href="http://investmentclub.stockviews.com/" text:style-name="Internet_20_link" text:visited-style-name="Visited_20_Internet_20_Link">Investment Club</text:a> by <text:a xlink:type="simple" xlink:href="http://www.stockviews.com/" text:style-name="Internet_20_link" text:visited-style-name="Visited_20_Internet_20_Link">StockViews</text:a>.</text:p>
        </text:list-item>
        <text:list-item>
          <text:p text:style-name="P26">Feature Development in <text:a xlink:type="simple" xlink:href="http://swym.it/" text:style-name="Internet_20_link" text:visited-style-name="Visited_20_Internet_20_Link">Swym</text:a>.</text:p>
        </text:list-item>
        <text:list-item>
          <text:p text:style-name="P26"><text:a xlink:type="simple" xlink:href="http://myvirtualanalyst.com/" text:style-name="Internet_20_link" text:visited-style-name="Visited_20_Internet_20_Link">Virtual Analyst</text:a> by <text:a xlink:type="simple" xlink:href="http://analyticsintelligence.com/" text:style-name="Internet_20_link" text:visited-style-name="Visited_20_Internet_20_Link">Analytics Intelligence</text:a>.</text:p>
        </text:list-item>
        <text:list-item>
          <text:p text:style-name="P26">Feature Developments and Test Cases Development in <text:a xlink:type="simple" xlink:href="http://dev.megagolfvirtualleague.com/" text:style-name="Internet_20_link" text:visited-style-name="Visited_20_Internet_20_Link">Mega Golf Virtual League</text:a>.</text:p>
        </text:list-item>
      </text:list>
      <text:p text:style-name="P7"/>
      <text:p text:style-name="P7">Android Applications</text:p>
      <text:list xml:id="list170845552059155" text:style-name="L1">
        <text:list-item>
          <text:p text:style-name="P26">“Windows Ambassador”, an application by Microsoft.</text:p>
        </text:list-item>
        <text:list-item>
          <text:p text:style-name="P26">“Where's My App?”, checks the availability status of apps and games in the Windows Phone Store.</text:p>
        </text:list-item>
        <text:list-item>
          <text:p text:style-name="P26">“<text:a xlink:type="simple" xlink:href="https://github.com/Balu-Varanasi/BabyNamesApp" text:style-name="Internet_20_link" text:visited-style-name="Visited_20_Internet_20_Link">Baby Names</text:a>”, a simple android app to choose a baby name.</text:p>
        </text:list-item>
      </text:list>
      <text:p text:style-name="P11"/>
      <text:p text:style-name="P14">Open Source</text:p>
      <text:list xml:id="list5722073465300819379" text:style-name="L1">
        <text:list-item>
          <text:p text:style-name="P27"><text:a xlink:type="simple" xlink:href="https://github.com/agiliq/django-graphos/commits?author=Balu-Varanasi" text:style-name="Internet_20_link" text:visited-style-name="Visited_20_Internet_20_Link">Feature Development</text:a> in <text:a xlink:type="simple" xlink:href="https://github.com/agiliq/django-graphos" text:style-name="Internet_20_link" text:visited-style-name="Visited_20_Internet_20_Link">django-graphos</text:a>.</text:p>
        </text:list-item>
        <text:list-item>
          <text:p text:style-name="P27"><text:a xlink:type="simple" xlink:href="https://github.com/scikit-learn/scikit-learn/commits?author=Balu-Varanasi" text:style-name="Internet_20_link" text:visited-style-name="Visited_20_Internet_20_Link">Bugfixes and pep8 improvements</text:a> in <text:a xlink:type="simple" xlink:href="http://scikit-learn.org/" text:style-name="Internet_20_link" text:visited-style-name="Visited_20_Internet_20_Link">scikit-learn</text:a>.</text:p>
        </text:list-item>
        <text:list-item>
          <text:p text:style-name="P27"><text:a xlink:type="simple" xlink:href="https://github.com/joblib/joblib/commits?author=Balu-Varanasi" text:style-name="Internet_20_link" text:visited-style-name="Visited_20_Internet_20_Link">pep8 improvements</text:a> in <text:a xlink:type="simple" xlink:href="http://packages.python.org/joblib/" text:style-name="Internet_20_link" text:visited-style-name="Visited_20_Internet_20_Link">joblib</text:a>.</text:p>
        </text:list-item>
        <text:list-item>
          <text:p text:style-name="P27"><text:a xlink:type="simple" xlink:href="https://github.com/Balu-Varanasi/sentiment-analyzer" text:style-name="Internet_20_link" text:visited-style-name="Visited_20_Internet_20_Link">Sentiment Analyzer</text:a>, a simple sentiment classification tool for Telugu Language.</text:p>
        </text:list-item>
        <text:list-item>
          <text:p text:style-name="P27"><text:a xlink:type="simple" xlink:href="https://github.com/agiliq/join.agiliq.com/commits?author=Balu-Varanasi" text:style-name="Internet_20_link" text:visited-style-name="Visited_20_Internet_20_Link">Feature Improvements and Test Cases</text:a> in <text:a xlink:type="simple" xlink:href="https://github.com/agiliq/join.agiliq.com/" text:style-name="Internet_20_link" text:visited-style-name="Visited_20_Internet_20_Link">Join.agiliq.com</text:a></text:p>
        </text:list-item>
        <text:list-item>
          <text:p text:style-name="P31"><text:a xlink:type="simple" xlink:href="https://github.com/agiliq/djenofdjango/commits?author=Balu-Varanasi" text:style-name="Internet_20_link" text:visited-style-name="Visited_20_Internet_20_Link">Improvments to code samples</text:a> in <text:a xlink:type="simple" xlink:href="http://agiliq.com/books/djenofdjango" text:style-name="Internet_20_link" text:visited-style-name="Visited_20_Internet_20_Link">DjenOfDjango</text:a>.</text:p>
        </text:list-item>
      </text:list>
      <text:p text:style-name="P33"/>
      <text:p text:style-name="P11">Publications</text:p>
      <text:p text:style-name="P6">“Python Requests Essentials”, a book which showcases fundamental as well as advanced Python Requests concepts. <text:span text:style-name="T7">(ISBN-10: 1784395412) (ISBN-13: 978-1784395414)</text:span></text:p>
      <text:p text:style-name="P9"/>
      <text:p text:style-name="P11">Education</text:p>
      <text:list xml:id="list170844710515986" text:style-name="L1">
        <text:list-item>
          <text:p text:style-name="P30"><text:span text:style-name="T1">Artificial Intelligence Nanodegree, Udacity, </text:span><text:span text:style-name="T30">January 2017 – Present.</text:span></text:p>
        </text:list-item>
        <text:list-item>
          <text:p text:style-name="P26"><text:span text:style-name="T1">Batchelor of Technology</text:span>, Information Technology from Vishnu Institute of Technology, 2008 – 2012.</text:p>
        </text:list-item>
        <text:list-item>
          <text:p text:style-name="P26"><text:span text:style-name="T1">Intermediate Education</text:span> from Santhiniketan Junior College, 2006 – 2008.</text:p>
        </text:list-item>
        <text:list-item>
          <text:p text:style-name="P26"><text:span text:style-name="T1">SSC</text:span> from G.V&amp;K.B.M School, 2006.</text:p>
        </text:list-item>
      </text:list>
      <text:p text:style-name="P1"/>
      <text:p text:style-name="P11">As a Speaker</text:p>
      <text:p text:style-name="P6">PyCon India, 2013; SciPy 2011 &amp; 2013 and CoDec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Times" svg:font-family="Times"/>
    <style:font-face style:name="Times New Roman" svg:font-family="'Times New Roman'"/>
    <style:font-face style:name="Times New Roman1" svg:font-family="'Times New 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2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MacOSX_X86_64 LibreOffice_project/8f96e87c890bf8fa77463cd4b640a2312823f3ad</meta:generator>
    <dc:date>2017-04-30T14:04:38.128171000</dc:date>
    <meta:editing-duration>PT14H49M48S</meta:editing-duration>
    <meta:editing-cycles>58</meta:editing-cycles>
    <meta:document-statistic meta:table-count="0" meta:image-count="0" meta:object-count="0" meta:page-count="2" meta:paragraph-count="70" meta:word-count="605" meta:character-count="4184" meta:non-whitespace-character-count="3677"/>
  </office:meta>
</office:document-meta>
</file>